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urier New" svg:font-family="'Courier New'" style:font-family-generic="system" style:font-pitch="variable"/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ymbol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3.3465in" style:rel-column-width="32767*"/>
    </style:style>
    <style:style style:name="Table1.B" style:family="table-column">
      <style:table-column-properties style:column-width="3.3465in" style:rel-column-width="32768*"/>
    </style:style>
    <style:style style:name="Table1.A1" style:family="table-cell">
      <style:table-cell-properties fo:padding="0.0382in" fo:border="none"/>
    </style:style>
    <style:style style:name="P1" style:family="paragraph" style:parent-style-name="Table_20_Contents">
      <style:text-properties style:font-name="Liberation Serif" fo:font-size="14pt" officeooo:rsid="000b680c" officeooo:paragraph-rsid="000b680c" style:font-name-asian="Times New Roman1" style:font-size-asian="14pt" style:font-name-complex="Times New Roman1" style:font-size-complex="14pt"/>
    </style:style>
    <style:style style:name="P2" style:family="paragraph" style:parent-style-name="Standard">
      <style:paragraph-properties fo:margin-top="0in" fo:margin-bottom="0in" style:contextual-spacing="false" fo:line-height="100%"/>
      <style:text-properties style:font-name="Liberation Serif" fo:font-size="14pt" officeooo:paragraph-rsid="000b680c" style:font-name-asian="Times New Roman1" style:font-size-asian="14pt" style:font-name-complex="Times New Roman1" style:font-size-complex="14pt"/>
    </style:style>
    <style:style style:name="P3" style:family="paragraph" style:parent-style-name="Standard">
      <style:paragraph-properties fo:margin-top="0in" fo:margin-bottom="0.1665in" style:contextual-spacing="false" fo:line-height="100%"/>
      <style:text-properties style:font-name="Liberation Serif" fo:font-size="14pt" officeooo:paragraph-rsid="000b680c" style:font-name-asian="Times New Roman1" style:font-size-asian="14pt" style:font-name-complex="Times New Roman1" style:font-size-complex="14pt"/>
    </style:style>
    <style:style style:name="P4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Liberation Serif" fo:font-size="14pt" officeooo:paragraph-rsid="000b680c" style:font-name-asian="Times New Roman1" style:font-size-asian="14pt" style:font-name-complex="Times New Roman1" style:font-size-complex="14pt"/>
    </style:style>
    <style:style style:name="P5" style:family="paragraph" style:parent-style-name="Standard">
      <style:paragraph-properties fo:margin-top="0in" fo:margin-bottom="0.1665in" style:contextual-spacing="false" fo:line-height="100%" fo:text-align="center" style:justify-single-word="false"/>
      <style:text-properties style:font-name="Liberation Serif" fo:font-size="14pt" officeooo:paragraph-rsid="000b680c" style:font-name-asian="Times New Roman1" style:font-size-asian="14pt" style:font-name-complex="Times New Roman1" style:font-size-complex="14pt"/>
    </style:style>
    <style:style style:name="P6" style:family="paragraph" style:parent-style-name="Standard">
      <style:paragraph-properties fo:text-align="center" style:justify-single-word="false"/>
      <style:text-properties style:font-name="Liberation Serif" fo:font-size="14pt" officeooo:rsid="000ee79b" officeooo:paragraph-rsid="000b680c" style:font-size-asian="14pt" style:font-size-complex="14pt"/>
    </style:style>
    <style:style style:name="P7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Liberation Serif" fo:font-size="14pt" officeooo:paragraph-rsid="000b680c" style:font-size-asian="14pt" style:font-size-complex="14pt"/>
    </style:style>
    <style:style style:name="P8" style:family="paragraph" style:parent-style-name="Standard">
      <style:paragraph-properties fo:margin-top="0in" fo:margin-bottom="0in" style:contextual-spacing="false" fo:line-height="100%" fo:text-align="center" style:justify-single-word="false" fo:padding-left="0in" fo:padding-right="0in" fo:padding-top="0in" fo:padding-bottom="0.0138in" fo:border-left="none" fo:border-right="none" fo:border-top="none" fo:border-bottom="1.5pt solid #000000"/>
      <style:text-properties style:font-name="Liberation Serif" fo:font-size="14pt" officeooo:paragraph-rsid="000b680c" style:font-size-asian="14pt" style:font-size-complex="14pt"/>
    </style:style>
    <style:style style:name="P9" style:family="paragraph" style:parent-style-name="Стиль1">
      <style:paragraph-properties fo:text-align="center" style:justify-single-word="false"/>
      <style:text-properties fo:font-size="18pt" officeooo:paragraph-rsid="000b680c" style:font-size-asian="18pt" style:font-size-complex="18pt"/>
    </style:style>
    <style:style style:name="P10" style:family="paragraph" style:parent-style-name="Стиль1">
      <style:paragraph-properties fo:text-align="center" style:justify-single-word="false"/>
      <style:text-properties fo:font-size="18pt" fo:font-weight="bold" officeooo:paragraph-rsid="000b680c" style:font-size-asian="18pt" style:font-weight-asian="bold" style:font-size-complex="18pt"/>
    </style:style>
    <style:style style:name="P11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12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Liberation Serif" fo:font-size="14pt" fo:font-weight="bold" officeooo:paragraph-rsid="000b680c" style:font-name-asian="Times New Roman1" style:font-size-asian="14pt" style:font-weight-asian="bold" style:font-name-complex="Times New Roman1" style:font-size-complex="14pt"/>
    </style:style>
    <style:style style:name="P13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Liberation Serif" fo:font-size="14pt" officeooo:paragraph-rsid="000b680c" style:font-name-asian="Times New Roman1" style:font-size-asian="14pt" style:font-name-complex="Times New Roman1" style:font-size-complex="14pt"/>
    </style:style>
    <style:style style:name="P14" style:family="paragraph" style:parent-style-name="Standard"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/>
      <style:text-properties fo:color="#000000" loext:opacity="100%" style:font-name="Liberation Serif" fo:font-size="14pt" officeooo:rsid="000ee79b" officeooo:paragraph-rsid="000b680c" style:font-name-asian="Times New Roman1" style:font-size-asian="14pt" style:font-name-complex="Times New Roman1" style:font-size-complex="14pt"/>
    </style:style>
    <style:style style:name="P15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officeooo:paragraph-rsid="000b680c"/>
    </style:style>
    <style:style style:name="P16" style:family="paragraph" style:parent-style-name="Table_20_Contents">
      <style:text-properties style:font-name="Liberation Serif" fo:font-size="14pt" officeooo:rsid="006f9781" officeooo:paragraph-rsid="006f9781" style:font-name-asian="Times New Roman1" style:font-size-asian="14pt" style:font-name-complex="Times New Roman1" style:font-size-complex="14pt"/>
    </style:style>
    <style:style style:name="P17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18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19" style:family="paragraph" style:parent-style-name="MyText">
      <style:text-properties officeooo:rsid="006a143a" officeooo:paragraph-rsid="006a143a"/>
    </style:style>
    <style:style style:name="P20" style:family="paragraph" style:parent-style-name="MyText" style:list-style-name="L1">
      <style:text-properties officeooo:rsid="006a143a" officeooo:paragraph-rsid="006a143a"/>
    </style:style>
    <style:style style:name="P21" style:family="paragraph" style:parent-style-name="MyText">
      <style:text-properties officeooo:rsid="006a83c3" officeooo:paragraph-rsid="006a83c3"/>
    </style:style>
    <style:style style:name="P22" style:family="paragraph" style:parent-style-name="MyText">
      <style:text-properties officeooo:rsid="006bae9c" officeooo:paragraph-rsid="006bae9c"/>
    </style:style>
    <style:style style:name="P23" style:family="paragraph" style:parent-style-name="MyText">
      <style:text-properties officeooo:rsid="006d4f10" officeooo:paragraph-rsid="006d4f10"/>
    </style:style>
    <style:style style:name="P24" style:family="paragraph" style:parent-style-name="Section">
      <style:text-properties officeooo:rsid="006a143a" officeooo:paragraph-rsid="006a143a"/>
    </style:style>
    <style:style style:name="T1" style:family="text">
      <style:text-properties fo:color="#000000" loext:opacity="100%" fo:font-weight="bold" style:font-name-asian="Times New Roman1" style:font-weight-asian="bold" style:font-name-complex="Times New Roman1"/>
    </style:style>
    <style:style style:name="T2" style:family="text">
      <style:text-properties fo:color="#000000" loext:opacity="100%" style:font-name-asian="Times New Roman1" style:font-name-complex="Times New Roman1"/>
    </style:style>
    <style:style style:name="T3" style:family="text">
      <style:text-properties fo:color="#000000" loext:opacity="100%" style:font-name="Liberation Serif" fo:font-size="14pt" fo:font-weight="bold" style:font-name-asian="Times New Roman1" style:font-size-asian="14pt" style:font-weight-asian="bold" style:font-name-complex="Times New Roman1" style:font-size-complex="14pt"/>
    </style:style>
    <style:style style:name="T4" style:family="text">
      <style:text-properties fo:color="#000000" loext:opacity="100%" style:font-name="Liberation Serif" fo:font-size="14pt" fo:font-weight="bold" officeooo:rsid="000ee79b" style:font-name-asian="Times New Roman1" style:font-size-asian="14pt" style:font-weight-asian="bold" style:font-name-complex="Times New Roman1" style:font-size-complex="14pt"/>
    </style:style>
    <style:style style:name="T5" style:family="text">
      <style:text-properties fo:font-weight="bold" style:font-weight-asian="bold"/>
    </style:style>
    <style:style style:name="T6" style:family="text">
      <style:text-properties style:font-name-asian="Times New Roman1" style:font-name-complex="Times New Roman1"/>
    </style:style>
    <style:style style:name="T7" style:family="text">
      <style:text-properties fo:font-size="18pt" fo:font-weight="bold" style:font-size-asian="18pt" style:font-weight-asian="bold" style:font-size-complex="18pt"/>
    </style:style>
    <style:style style:name="T8" style:family="text">
      <style:text-properties fo:font-size="18pt" fo:font-weight="bold" officeooo:rsid="00632b81" style:font-size-asian="18pt" style:font-weight-asian="bold" style:font-size-complex="18pt"/>
    </style:style>
    <style:style style:name="T9" style:family="text">
      <style:text-properties fo:font-size="18pt" fo:font-weight="bold" officeooo:rsid="006f9781" style:font-size-asian="18pt" style:font-weight-asian="bold" style:font-size-complex="18pt"/>
    </style:style>
    <style:style style:name="T10" style:family="text">
      <style:text-properties fo:font-size="18pt" style:font-size-asian="18pt" style:font-size-complex="18pt"/>
    </style:style>
    <style:style style:name="T11" style:family="text">
      <style:text-properties fo:font-size="18pt" officeooo:rsid="00632b81" style:font-size-asian="18pt" style:font-size-complex="18pt"/>
    </style:style>
    <style:style style:name="T12" style:family="text">
      <style:text-properties fo:font-size="18pt" officeooo:rsid="006f9781" style:font-size-asian="18pt" style:font-size-complex="18pt"/>
    </style:style>
    <style:style style:name="T13" style:family="text">
      <style:text-properties officeooo:rsid="002c4a17"/>
    </style:style>
    <style:style style:name="T14" style:family="text">
      <style:text-properties officeooo:rsid="006f9781"/>
    </style:style>
    <style:style style:name="fr1" style:family="graphic" style:parent-style-name="OLE">
      <style:graphic-properties style:vertical-pos="top" style:vertical-rel="baseline" style:horizontal-pos="center" style:horizontal-rel="paragraph" draw:ole-draw-aspect="1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4201in" fo:text-indent="-0.25in" fo:margin-left="0.4201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6701in" fo:text-indent="-0.25in" fo:margin-left="0.6701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0.9201in" fo:text-indent="-0.25in" fo:margin-left="0.920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1701in" fo:text-indent="-0.25in" fo:margin-left="1.1701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4201in" fo:text-indent="-0.25in" fo:margin-left="1.4201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6701in" fo:text-indent="-0.25in" fo:margin-left="1.6701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1.9201in" fo:text-indent="-0.25in" fo:margin-left="1.9201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1701in" fo:text-indent="-0.25in" fo:margin-left="2.1701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4201in" fo:text-indent="-0.25in" fo:margin-left="2.4201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6701in" fo:text-indent="-0.25in" fo:margin-left="2.6701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tab/><text:span text:style-name="T1">Министерство образования Республики Беларусь</text:span></text:p>
      <text:p text:style-name="P2"/>
      <text:p text:style-name="P12">Учреждение образования</text:p>
      <text:p text:style-name="P7"><text:span text:style-name="T5">«</text:span><text:span text:style-name="T1">Белорусский государственный университет </text:span></text:p>
      <text:p text:style-name="P8"><text:span text:style-name="T1">информатики и радиоэлектроники</text:span><text:span text:style-name="T5">»</text:span></text:p>
      <text:p text:style-name="P12"/>
      <text:p text:style-name="P13">ФАКУЛЬТЕТ ИНФОРМАЦИОННЫХ ТЕХНОЛОГИЙ И УПРАВЛЕНИЯ</text:p>
      <text:p text:style-name="P4"/>
      <text:p text:style-name="P7"><text:span text:style-name="T2">Кафедра интеллектуальных информационных технологий</text:span><text:span text:style-name="T6"><text:line-break/></text:span></text:p>
      <text:p text:style-name="P3"/>
      <text:p text:style-name="P3"/>
      <text:p text:style-name="P3"/>
      <text:p text:style-name="P3"/>
      <text:p text:style-name="P3"/>
      <text:p text:style-name="P9"/>
      <text:p text:style-name="P10">Отч<text:span text:style-name="T13">ё</text:span>т по лабораторной работе №<text:span text:style-name="T14">4</text:span></text:p>
      <text:p text:style-name="P5"><text:span text:style-name="T7">по курсу «</text:span><text:span text:style-name="T9">ОС</text:span><text:span text:style-name="T7">» на тему: <text:line-break/></text:span><text:span text:style-name="T10">«</text:span><text:span text:style-name="T12">Изучение организации файловой системы</text:span><text:span text:style-name="T10">»</text:span><text:line-break/><text:line-break/><text:line-break/></text:p>
      <table:table table:name="Table1" table:style-name="Table1">
        <table:table-column table:style-name="Table1.A"/>
        <table:table-column table:style-name="Table1.B"/>
        <table:table-row table:style-name="TableLine93876625697664">
          <table:table-cell table:style-name="Table1.A1" office:value-type="string">
            <text:p text:style-name="P1">Выполнил студент группы 921703:</text:p>
          </table:table-cell>
          <table:table-cell table:style-name="Table1.A1" office:value-type="string">
            <text:p text:style-name="P1">Василевский Артемий Дмитриевич</text:p>
          </table:table-cell>
        </table:table-row>
        <table:table-row table:style-name="TableLine93876618202352">
          <table:table-cell table:style-name="Table1.A1" office:value-type="string">
            <text:p text:style-name="P1">Проверил: </text:p>
          </table:table-cell>
          <table:table-cell table:style-name="Table1.A1" office:value-type="string">
            <text:p text:style-name="P16">Садовский Михаил Ефимович</text:p>
          </table:table-cell>
        </table:table-row>
      </table:table>
      <text:p text:style-name="P14"><text:s/></text:p>
      <text:p text:style-name="P3"/>
      <text:p text:style-name="P3"/>
      <text:p text:style-name="P3"/>
      <text:p text:style-name="P3"><text:line-break/></text:p>
      <text:p text:style-name="P3"/>
      <text:p text:style-name="P15"><text:span text:style-name="T3">Минск </text:span><text:span text:style-name="T4"><text:date style:data-style-name="N10121" text:date-value="2021-11-30T19:04:14.471803363">2021</text:date></text:span></text:p>
      <text:table-of-content text:style-name="Sect1" text:protected="true" text:name="Table of Contents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<text:soft-page-break/>Содержание</text:p>
          </text:index-title>
          <text:p text:style-name="P17"><text:a xlink:type="simple" xlink:href="#__RefHeading___Toc228_3700374658" text:style-name="Index_20_Link" text:visited-style-name="Index_20_Link">1. Цель и задание<text:tab/>3</text:a></text:p>
          <text:p text:style-name="P17"><text:a xlink:type="simple" xlink:href="#__RefHeading___Toc230_3700374658" text:style-name="Index_20_Link" text:visited-style-name="Index_20_Link">2. Описание модели<text:tab/>4</text:a></text:p>
          <text:p text:style-name="P18"><text:a xlink:type="simple" xlink:href="#__RefHeading___Toc232_3700374658" text:style-name="Index_20_Link" text:visited-style-name="Index_20_Link">2.1. Теоретические сведения<text:tab/>4</text:a></text:p>
          <text:p text:style-name="P18"><text:a xlink:type="simple" xlink:href="#__RefHeading___Toc234_3700374658" text:style-name="Index_20_Link" text:visited-style-name="Index_20_Link">2.2. Особенности реализации<text:tab/>4</text:a></text:p>
          <text:p text:style-name="P17"><text:a xlink:type="simple" xlink:href="#__RefHeading___Toc236_3700374658" text:style-name="Index_20_Link" text:visited-style-name="Index_20_Link">3. Графики<text:tab/>5</text:a></text:p>
          <text:p text:style-name="P18"><text:a xlink:type="simple" xlink:href="#__RefHeading___Toc238_3700374658" text:style-name="Index_20_Link" text:visited-style-name="Index_20_Link">3.1. Создание файлов<text:tab/>5</text:a></text:p>
          <text:p text:style-name="P18"><text:a xlink:type="simple" xlink:href="#__RefHeading___Toc240_3700374658" text:style-name="Index_20_Link" text:visited-style-name="Index_20_Link">3.2. Запись в файл<text:tab/>5</text:a></text:p>
          <text:p text:style-name="P17"><text:a xlink:type="simple" xlink:href="#__RefHeading___Toc242_3700374658" text:style-name="Index_20_Link" text:visited-style-name="Index_20_Link">4. Вывод<text:tab/>7</text:a></text:p>
        </text:index-body>
      </text:table-of-content>
      <text:h text:style-name="P24" text:outline-level="1"><text:bookmark-start text:name="__RefHeading___Toc228_3700374658"/>Цель и задание <text:bookmark-end text:name="__RefHeading___Toc228_3700374658"/></text:h>
      <text:p text:style-name="P19">Вариант 2</text:p>
      <text:p text:style-name="P19">Цель данной лабораторной работы состоит изучении и реализации работы файловой системы, а также проведения unit- и нагрузочного тестирования полученной реализации модели. </text:p>
      <text:p text:style-name="P19">Задача: Одноуровневая файловая система с физической организацией файла — связанный список блоков. </text:p>
      <text:h text:style-name="Section" text:outline-level="1"><text:bookmark-start text:name="__RefHeading___Toc230_3700374658"/>Описание модели<text:bookmark-end text:name="__RefHeading___Toc230_3700374658"/></text:h>
      <text:h text:style-name="Subsection" text:outline-level="2"><text:bookmark-start text:name="__RefHeading___Toc232_3700374658"/>Теоретические сведения <text:bookmark-end text:name="__RefHeading___Toc232_3700374658"/></text:h>
      <text:p text:style-name="P19">По заданию необходимо реализовать одноуровневую файловую системы. При этом каждый файл должен быть представлен как связный список блоков. То есть, каждый блок, из которых состоит файл, указывает на следующий блок. В файле хранится указатель на один из концевых блоков. </text:p>
      <text:p text:style-name="P19">Из теоретических сведений можно сделать некоторые выводы об особенностях работы данной файловой системы:</text:p>
      <text:list xml:id="list489450299" text:style-name="L1">
        <text:list-item>
          <text:p text:style-name="P20">Так как файловая система является одноуровневой, имена файлов являются уникальными в рамках системы</text:p>
        </text:list-item>
        <text:list-item>
          <text:p text:style-name="P20">Так как файл состоит из связанных блоков, доступ к случайному байту файла осуществляется за O(n), где n — количество блоков, которые необходимо пройти, чтобы получить доступ к соответствующему байту. </text:p>
        </text:list-item>
        <text:list-item>
          <text:p text:style-name="P20">Так как файл состоит из связанных блоков, операция добавления нового блока является относительно дешёвой, так как нет необходимости копировать всё содержимое файла, как это происходило бы в файле с непрерывным размещением.</text:p>
        </text:list-item>
        <text:list-item>
          <text:p text:style-name="P20">Так как файл состоит из связанных блоков, каждый блок кроме содержащейся информации хранит указатель на следующий блок. А значит, в любом случае будут проблемы с нестандартным размером блока. Если один блок хранит 32 байта информации, то дополнительный указатель 8 байт кроме перерасхода памяти также вынуждает процессор вычитывать 40 байт, что не кратно 2, и может вызвать проблемы с производительность. Также, если хранить 24 байта информации + 8 байт на указатель, чтобы в сумме получилось 32 байта, уже программисту придётся работать со структурой, которая не кратна 2. </text:p>
        </text:list-item>
      </text:list>
      <text:h text:style-name="Subsection" text:outline-level="2"><text:bookmark-start text:name="__RefHeading___Toc234_3700374658"/>Особенности реализации <text:bookmark-end text:name="__RefHeading___Toc234_3700374658"/></text:h>
      <text:p text:style-name="P21">Для реализации одноуровневой файловой системы использовался stl-контейнер set, сравнение объектов внутри которого производилось по имени файла (так как оно уникально). </text:p>
      <text:p text:style-name="P21">При реализации структуры Файла использовалось 2 указателя: на первый блок файла и на последний блок. Это было сделано для того, чтобы чтение и запись по начальным адресам осуществлялись за минимальное время, а также была возможность быстро добавить новый блок в конец связанного списка. </text:p>
      <text:p text:style-name="P21"/>
      <text:h text:style-name="Section" text:outline-level="1"><text:bookmark-start text:name="__RefHeading___Toc236_3700374658"/>Графики<text:bookmark-end text:name="__RefHeading___Toc236_3700374658"/></text:h>
      <text:p text:style-name="MyText"/>
      <text:h text:style-name="Subsection" text:outline-level="2"><text:bookmark-start text:name="__RefHeading___Toc238_3700374658"/>Создание файлов<text:bookmark-end text:name="__RefHeading___Toc238_3700374658"/></text:h>
      <text:p text:style-name="MyText"><draw:frame draw:style-name="fr1" draw:name="Object1" text:anchor-type="as-char" svg:width="6.6984in" svg:height="3.7673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22">На данном графике показана зависимость времени выполнения от количество файлов в файловой системе. Так как для хранения используется set, который реализован через дерево, зависимость не линейная а логарифмическая. Также заметны пики, которые связаны с ребалансировкой дерева. </text:p>
      <text:h text:style-name="Subsection" text:outline-level="2"><text:bookmark-start text:name="__RefHeading___Toc240_3700374658"/>Запись в файл<text:bookmark-end text:name="__RefHeading___Toc240_3700374658"/></text:h>
      <text:p text:style-name="MyText"/>
      <text:p text:style-name="MyText"><text:soft-page-break/><draw:frame draw:style-name="fr1" draw:name="Object2" text:anchor-type="as-char" svg:width="6.2992in" svg:height="3.5429in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23">График отображает зависимость количества записанных в блок байт. Данная зависимость похожа на линейную функцию. Это связано с тем, что при записи происходит побайтовое копирование информации из буфера в файл. Кроме того, переход по связанным блокам происходит за линейное время, но здесь данная операция не видна в силу её незначительности относительно общего времени. </text:p>
      <text:h text:style-name="Section" text:outline-level="1"><text:bookmark-start text:name="__RefHeading___Toc242_3700374658"/>Вывод <text:bookmark-end text:name="__RefHeading___Toc242_3700374658"/></text:h>
      <text:p text:style-name="P23">В данной лабораторной работе была изучена тема работы файловой системы, а также устройство файла на примере файла из связанных блоков. Также проверены теоретические выкладки, построены графики и сделаны выводы.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urier New" svg:font-family="'Courier New'" style:font-family-generic="system" style:font-pitch="variable"/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ymbol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Стиль1" style:family="paragraph" style:parent-style-name="Standard" style:next-style-name="Standard" style:default-outline-level="">
      <style:paragraph-properties fo:margin-top="0in" fo:margin-bottom="0in" style:contextual-spacing="false" fo:line-height="100%" fo:text-align="center" style:justify-single-word="false"/>
      <style:text-properties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 style:font-size-complex="14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parent-style-name="Heading" style:next-style-name="Text_20_body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ext" style:family="paragraph" style:parent-style-name="Caption" style:class="extra"/>
    <style:style style:name="Section" style:family="paragraph" style:parent-style-name="Heading_20_1" style:next-style-name="MyText" style:default-outline-level="1" style:master-page-name="">
      <style:paragraph-properties fo:margin-left="0.2in" fo:margin-right="0in" fo:text-indent="-0.2799in" style:auto-text-indent="false" style:page-number="auto" fo:break-before="page">
        <style:tab-stops/>
      </style:paragraph-properties>
      <style:text-properties style:font-name="Liberation Serif1" fo:font-family="'Liberation Serif'" style:font-style-name="Bold" style:font-family-generic="roman" style:font-pitch="variable" fo:font-size="16pt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MyText" style:family="paragraph" style:parent-style-name="Text_20_body" style:master-page-name="">
      <style:paragraph-properties fo:margin-left="-0.0799in" fo:margin-right="0in" fo:text-align="justify" style:justify-single-word="false" fo:text-indent="0in" style:auto-text-indent="false" style:page-number="auto" fo:keep-with-next="always">
        <style:tab-stops/>
      </style:paragraph-properties>
    </style:style>
    <style:style style:name="Heading_20_2" style:display-name="Heading 2" style:family="paragraph" style:parent-style-name="Heading" style:next-style-name="Text_20_body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Subsection" style:family="paragraph" style:parent-style-name="Heading_20_2" style:next-style-name="MyText" style:default-outline-level="2" style:master-page-name="">
      <style:paragraph-properties fo:margin-left="0in" fo:margin-right="0in" fo:text-indent="0in" style:auto-text-indent="false" style:page-number="auto">
        <style:tab-stops/>
      </style:paragraph-properties>
      <style:text-properties style:font-name="Liberation Serif2" fo:font-family="'Liberation Serif'" style:font-style-name="Regular" style:font-family-generic="roman" style:font-pitch="variable" fo:font-size="14pt" fo:font-weight="bold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style:contextual-spacing="true" fo:text-indent="0in" style:auto-text-indent="false"/>
    </style:style>
    <style:style style:name="Signature" style:family="paragraph" style:parent-style-name="Standard" style:class="text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Numbering_20_Symbols" style:display-name="Numbering Symbols" style:family="text"/>
    <style:style style:name="ListLabel_20_18" style:display-name="ListLabel 18" style:family="text">
      <style:text-properties style:font-name-complex="Symbol" style:font-family-complex="Symbol" style:font-family-generic-complex="system" style:font-pitch-complex="variable"/>
    </style:style>
    <style:style style:name="ListLabel_20_19" style:display-name="ListLabel 19" style:family="text">
      <style:text-properties style:font-name-complex="Courier New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Wingdings" style:font-family-complex="Wingdings" style:font-family-generic-complex="system" style:font-pitch-complex="variable"/>
    </style:style>
    <style:style style:name="ListLabel_20_21" style:display-name="ListLabel 21" style:family="text">
      <style:text-properties style:font-name-complex="Symbol" style:font-family-complex="Symbol" style:font-family-generic-complex="system" style:font-pitch-complex="variable"/>
    </style:style>
    <style:style style:name="ListLabel_20_22" style:display-name="ListLabel 22" style:family="text">
      <style:text-properties style:font-name-complex="Courier New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Wingdings" style:font-family-complex="Wingdings" style:font-family-generic-complex="system" style:font-pitch-complex="variable"/>
    </style:style>
    <style:style style:name="ListLabel_20_24" style:display-name="ListLabel 24" style:family="text">
      <style:text-properties style:font-name-complex="Symbol" style:font-family-complex="Symbol" style:font-family-generic-complex="system" style:font-pitch-complex="variable"/>
    </style:style>
    <style:style style:name="ListLabel_20_25" style:display-name="ListLabel 25" style:family="text">
      <style:text-properties style:font-name-complex="Courier New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Wingdings" style:font-family-complex="Wingdings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9" style:display-name="ListLabel 9" style:family="text">
      <style:text-properties style:font-name-complex="Symbol" style:font-family-complex="Symbol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Wingdings" style:font-family-complex="Wingdings" style:font-family-generic-complex="system" style:font-pitch-complex="variable"/>
    </style:style>
    <style:style style:name="ListLabel_20_12" style:display-name="ListLabel 12" style:family="text">
      <style:text-properties style:font-name-complex="Symbol" style:font-family-complex="Symbol" style:font-family-generic-complex="system" style:font-pitch-complex="variable"/>
    </style:style>
    <style:style style:name="ListLabel_20_13" style:display-name="ListLabel 13" style:family="text">
      <style:text-properties style:font-name-complex="Courier New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Wingdings" style:font-family-complex="Wingdings" style:font-family-generic-complex="system" style:font-pitch-complex="variable"/>
    </style:style>
    <style:style style:name="ListLabel_20_15" style:display-name="ListLabel 15" style:family="text">
      <style:text-properties style:font-name-complex="Symbol" style:font-family-complex="Symbol" style:font-family-generic-complex="system" style:font-pitch-complex="variable"/>
    </style:style>
    <style:style style:name="ListLabel_20_16" style:display-name="ListLabel 16" style:family="text">
      <style:text-properties style:font-name-complex="Courier New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Wingdings" style:font-family-complex="Wingdings" style:font-family-generic-complex="system" style:font-pitch-complex="variabl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ListLabel_20_31" style:display-name="ListLabel 31" style:family="text">
      <style:text-properties style:font-name-complex="Courier New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" style:font-family-complex="'Courier New'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1%.%2%.%3%.%4%.%5%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%.%2%.%3%.%4%.%5%.%6%.%7%.%8%.%9%.%10%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space" fo:text-indent="-0.5236in" fo:margin-left="0.5236in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space" fo:text-indent="-0.7992in" fo:margin-left="0.7992in"/>
        </style:list-level-properties>
      </text:list-level-style-number>
      <text:list-level-style-number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space" fo:text-indent="-1.0752in" fo:margin-left="1.0752in"/>
        </style:list-level-properties>
      </text:list-level-style-number>
      <text:list-level-style-number text:level="4" text:style-name="Numbering_20_Symbols" loext:num-list-format="%1%.%2%.%3%.%4%." style:num-suffix="." style:num-format="1" text:display-levels="4">
        <style:list-level-properties text:list-level-position-and-space-mode="label-alignment">
          <style:list-level-label-alignment text:label-followed-by="space" fo:text-indent="-1.3508in" fo:margin-left="1.3508in"/>
        </style:list-level-properties>
      </text:list-level-style-number>
      <text:list-level-style-number text:level="5" text:style-name="Numbering_20_Symbols" loext:num-list-format="%1%.%2%.%3%.%4%.%5%." style:num-suffix="." style:num-format="1" text:display-levels="5">
        <style:list-level-properties text:list-level-position-and-space-mode="label-alignment">
          <style:list-level-label-alignment text:label-followed-by="space" fo:text-indent="-1.6264in" fo:margin-left="1.6264in"/>
        </style:list-level-properties>
      </text:list-level-style-number>
      <text:list-level-style-number text:level="6" text:style-name="Numbering_20_Symbols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space" fo:text-indent="-1.9016in" fo:margin-left="1.9016in"/>
        </style:list-level-properties>
      </text:list-level-style-number>
      <text:list-level-style-number text:level="7" text:style-name="Numbering_20_Symbols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space" fo:text-indent="-2.1772in" fo:margin-left="2.1772in"/>
        </style:list-level-properties>
      </text:list-level-style-number>
      <text:list-level-style-number text:level="8" text:style-name="Numbering_20_Symbols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space" fo:text-indent="-2.4528in" fo:margin-left="2.4528in"/>
        </style:list-level-properties>
      </text:list-level-style-number>
      <text:list-level-style-number text:level="9" text:style-name="Numbering_20_Symbols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space" fo:text-indent="-2.7283in" fo:margin-left="2.7283in"/>
        </style:list-level-properties>
      </text:list-level-style-number>
      <text:list-level-style-number text:level="10" text:style-name="Numbering_20_Symbols" loext:num-list-format="%1%.%2%.%3%.%4%.%5%.%6%.%7%.%8%.%9%.%10%." style:num-suffix="." style:num-format="1" text:display-levels="10">
        <style:list-level-properties text:list-level-position-and-space-mode="label-alignment">
          <style:list-level-label-alignment text:label-followed-by="space" fo:text-indent="-3.0043in" fo:margin-left="3.0043in"/>
        </style:list-level-properties>
      </text:list-level-style-number>
    </text:list-style>
    <text:list-style style:name="WWNum5">
      <text:list-level-style-bullet text:level="1" text:style-name="ListLabel_20_18" loext:num-list-format="%1%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9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20" loext:num-list-format="%3%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21" loext:num-list-format="%4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2" loext:num-list-format="%5%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23" loext:num-list-format="%6%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24" loext:num-list-format="%7%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25" loext:num-list-format="%8%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26" loext:num-list-format="%9%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loext:num-list-format="%1%" style:num-format="I">
        <style:list-level-properties text:list-level-position-and-space-mode="label-alignment" fo:text-align="end">
          <style:list-level-label-alignment text:label-followed-by="listtab" fo:text-indent="-0.1972in" fo:margin-left="0.5909in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0.2752in" fo:margin-left="0.8661in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9925in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25in" fo:margin-left="2.4925in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9925in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.4925in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25in" fo:margin-left="3.9925in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.4925in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99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9" loext:num-list-format="%1%" text:bullet-char="">
        <style:list-level-properties text:list-level-position-and-space-mode="label-alignment">
          <style:list-level-label-alignment text:label-followed-by="listtab" fo:text-indent="-0.25in" fo:margin-left="0.8902in"/>
        </style:list-level-properties>
        <style:text-properties fo:font-family="Symbol" style:font-charset="x-symbol"/>
      </text:list-level-style-bullet>
      <text:list-level-style-bullet text:level="2" text:style-name="ListLabel_20_10" loext:num-list-format="%2%" text:bullet-char="o">
        <style:list-level-properties text:list-level-position-and-space-mode="label-alignment">
          <style:list-level-label-alignment text:label-followed-by="listtab" fo:text-indent="-0.25in" fo:margin-left="1.3902in"/>
        </style:list-level-properties>
        <style:text-properties fo:font-family="'Courier New'"/>
      </text:list-level-style-bullet>
      <text:list-level-style-bullet text:level="3" text:style-name="ListLabel_20_11" loext:num-list-format="%3%" text:bullet-char="">
        <style:list-level-properties text:list-level-position-and-space-mode="label-alignment">
          <style:list-level-label-alignment text:label-followed-by="listtab" fo:text-indent="-0.25in" fo:margin-left="1.8902in"/>
        </style:list-level-properties>
        <style:text-properties fo:font-family="Wingdings" style:font-charset="x-symbol"/>
      </text:list-level-style-bullet>
      <text:list-level-style-bullet text:level="4" text:style-name="ListLabel_20_12" loext:num-list-format="%4%" text:bullet-char="">
        <style:list-level-properties text:list-level-position-and-space-mode="label-alignment">
          <style:list-level-label-alignment text:label-followed-by="listtab" fo:text-indent="-0.25in" fo:margin-left="2.3902in"/>
        </style:list-level-properties>
        <style:text-properties fo:font-family="Symbol" style:font-charset="x-symbol"/>
      </text:list-level-style-bullet>
      <text:list-level-style-bullet text:level="5" text:style-name="ListLabel_20_13" loext:num-list-format="%5%" text:bullet-char="o">
        <style:list-level-properties text:list-level-position-and-space-mode="label-alignment">
          <style:list-level-label-alignment text:label-followed-by="listtab" fo:text-indent="-0.25in" fo:margin-left="2.8902in"/>
        </style:list-level-properties>
        <style:text-properties fo:font-family="'Courier New'"/>
      </text:list-level-style-bullet>
      <text:list-level-style-bullet text:level="6" text:style-name="ListLabel_20_14" loext:num-list-format="%6%" text:bullet-char="">
        <style:list-level-properties text:list-level-position-and-space-mode="label-alignment">
          <style:list-level-label-alignment text:label-followed-by="listtab" fo:text-indent="-0.25in" fo:margin-left="3.3902in"/>
        </style:list-level-properties>
        <style:text-properties fo:font-family="Wingdings" style:font-charset="x-symbol"/>
      </text:list-level-style-bullet>
      <text:list-level-style-bullet text:level="7" text:style-name="ListLabel_20_15" loext:num-list-format="%7%" text:bullet-char="">
        <style:list-level-properties text:list-level-position-and-space-mode="label-alignment">
          <style:list-level-label-alignment text:label-followed-by="listtab" fo:text-indent="-0.25in" fo:margin-left="3.8902in"/>
        </style:list-level-properties>
        <style:text-properties fo:font-family="Symbol" style:font-charset="x-symbol"/>
      </text:list-level-style-bullet>
      <text:list-level-style-bullet text:level="8" text:style-name="ListLabel_20_16" loext:num-list-format="%8%" text:bullet-char="o">
        <style:list-level-properties text:list-level-position-and-space-mode="label-alignment">
          <style:list-level-label-alignment text:label-followed-by="listtab" fo:text-indent="-0.25in" fo:margin-left="4.3902in"/>
        </style:list-level-properties>
        <style:text-properties fo:font-family="'Courier New'"/>
      </text:list-level-style-bullet>
      <text:list-level-style-bullet text:level="9" text:style-name="ListLabel_20_17" loext:num-list-format="%9%" text:bullet-char="">
        <style:list-level-properties text:list-level-position-and-space-mode="label-alignment">
          <style:list-level-label-alignment text:label-followed-by="listtab" fo:text-indent="-0.25in" fo:margin-left="4.8902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loext:num-list-format="%1%" style:num-format="I" text:start-value="2">
        <style:list-level-properties text:list-level-position-and-space-mode="label-alignment" fo:text-align="end">
          <style:list-level-label-alignment text:label-followed-by="listtab" fo:text-indent="-0.1972in" fo:margin-left="0.5909in"/>
        </style:list-level-properties>
      </text:list-level-style-number>
      <text:list-level-style-number text:level="2" loext:num-list-format="%1%.%2%" style:num-format="1" text:start-value="4" text:display-levels="2">
        <style:list-level-properties text:list-level-position-and-space-mode="label-alignment">
          <style:list-level-label-alignment text:label-followed-by="listtab" fo:text-indent="-0.2752in" fo:margin-left="0.8661in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9925in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25in" fo:margin-left="2.4925in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9925in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.4925in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25in" fo:margin-left="3.9925in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.4925in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99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bullet text:level="1" loext:num-list-format="%1%" text:bullet-char="">
        <style:list-level-properties text:list-level-position-and-space-mode="label-alignment">
          <style:list-level-label-alignment text:label-followed-by="listtab" fo:text-indent="-0.25in" fo:margin-left="0.4472in"/>
        </style:list-level-properties>
        <style:text-properties fo:font-family="Symbol" style:font-charset="x-symbol"/>
      </text:list-level-style-bullet>
      <text:list-level-style-bullet text:level="2" text:style-name="ListLabel_20_31" loext:num-list-format="%2%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Courier New'"/>
      </text:list-level-style-bullet>
      <text:list-level-style-bullet text:level="3" loext:num-list-format="%3%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Wingdings" style:font-charset="x-symbol"/>
      </text:list-level-style-bullet>
      <text:list-level-style-bullet text:level="4" loext:num-list-format="%4%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Symbol" style:font-charset="x-symbol"/>
      </text:list-level-style-bullet>
      <text:list-level-style-bullet text:level="5" text:style-name="ListLabel_20_32" loext:num-list-format="%5%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Courier New'"/>
      </text:list-level-style-bullet>
      <text:list-level-style-bullet text:level="6" loext:num-list-format="%6%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Wingdings" style:font-charset="x-symbol"/>
      </text:list-level-style-bullet>
      <text:list-level-style-bullet text:level="7" loext:num-list-format="%7%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Symbol" style:font-charset="x-symbol"/>
      </text:list-level-style-bullet>
      <text:list-level-style-bullet text:level="8" text:style-name="ListLabel_20_33" loext:num-list-format="%8%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'Courier New'"/>
      </text:list-level-style-bullet>
      <text:list-level-style-bullet text:level="9" loext:num-list-format="%9%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number:date-style style:name="N10121" number:language="en" number:country="US">
      <number:year number:style="long"/>
    </number:date-styl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page-number text:select-page="current">7</text:page-number></text:p>
      </style:footer>
      <style:footer-left>
        <text:p text:style-name="Footer"><text:page-number text:select-page="current">6</text:page-number></text:p>
      </style:footer-left>
      <style:footer-first>
        <text:p text:style-name="Footer"/>
      </style:footer-first>
    </style:master-page>
    <style:master-page style:name="Endnot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30T18:01:39.088847343</meta:creation-date>
    <meta:editing-duration>PT7M13S</meta:editing-duration>
    <meta:editing-cycles>6</meta:editing-cycles>
    <meta:generator>LibreOffice/7.2.2.2$Linux_X86_64 LibreOffice_project/20$Build-2</meta:generator>
    <dc:title>ReportEmptyTemplate</dc:title>
    <dc:date>2021-11-30T19:04:14.385259744</dc:date>
    <meta:document-statistic meta:table-count="1" meta:image-count="0" meta:object-count="2" meta:page-count="7" meta:paragraph-count="50" meta:word-count="535" meta:character-count="3817" meta:non-whitespace-character-count="3314"/>
    <meta:template xlink:type="simple" xlink:actuate="onRequest" xlink:title="ReportEmptyTemplate" xlink:href="../../../../.config/libreoffice/4/user/template/ReportEmptyTemplate.ott" meta:date="2021-11-30T18:01:38.542943716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7.014cm" svg:height="9.568cm" xlink:href="." xlink:type="simple" chart:class="chart:line" chart:style-name="ch1">
        <chart:legend chart:legend-position="end" svg:x="14.162cm" svg:y="4.485cm" style:legend-expansion="high" chart:style-name="ch2"/>
        <chart:plot-area chart:style-name="ch3" chart:data-source-has-labels="both" svg:x="-0.06cm" svg:y="0.053cm" svg:width="16.007cm" svg:height="9.736cm">
          <chart:coordinate-region svg:x="0.561cm" svg:y="0.252cm" svg:width="14.764cm" svg:height="8.613cm"/>
          <chart:axis chart:dimension="x" chart:name="primary-x" chart:style-name="ch4" chartooo:axis-type="text">
            <chart:categories table:cell-range-address="local-table.$A$2:.$A$1000"/>
          </chart:axis>
          <chart:axis chart:dimension="y" chart:name="primary-y" chart:style-name="ch4">
            <chart:grid chart:style-name="ch5" chart:class="major"/>
          </chart:axis>
          <chart:axis chart:dimension="y" chart:name="secondary-y" chart:style-name="ch6"/>
          <chart:series chart:attached-axis="secondary-y" chart:style-name="ch7" chart:values-cell-range-address="local-table.$B$2:.$B$1000" chart:label-cell-address="local-table.$B$1" chart:class="chart:line">
            <chart:data-point chart:repeated="99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7">
                <text:p>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2.2$Linux_X86_64 LibreOffice_project/2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scatter" chart:style-name="ch1">
        <chart:legend chart:legend-position="end" svg:x="13.067cm" svg:y="4.2cm" style:legend-expansion="high" chart:style-name="ch2"/>
        <chart:plot-area chart:style-name="ch3" chart:data-source-has-labels="both" svg:x="0.319cm" svg:y="0.179cm" svg:width="12.429cm" svg:height="8.641cm">
          <chart:coordinate-region svg:x="0.755cm" svg:y="0.379cm" svg:width="11.528cm" svg:height="7.794cm"/>
          <chart:axis chart:dimension="x" chart:name="primary-x" chart:style-name="ch4" chartooo:axis-type="auto">
            <chart:categories table:cell-range-address="local-table.$A$2:.$A$10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101" chart:label-cell-address="local-table.$C$1" chart:class="chart:scatter">
            <chart:domain table:cell-range-address="local-table.$B$2:.$B$101"/>
            <chart:data-point chart:repeated="1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es1</text:p>
              </table:table-cell>
              <table:table-cell office:value-type="string">
                <text:p>Column W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8">
                <text:p>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2.2$Linux_X86_64 LibreOffice_project/2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